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431.74pt" fo:break-before="auto" style:use-optimal-row-height="false"/>
    </style:style>
    <style:style style:name="ro3"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color="#00a933"/>
    </style:style>
    <style:style style:name="ce25"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14pt" style:font-size-asian="14pt" style:font-size-complex="14pt"/>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00a933"/>
    </style:style>
    <style:style style:name="ce35"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bf00"/>
    </style:style>
    <style:style style:name="T3" style:family="text">
      <style:text-properties fo:font-weight="bold" style:font-weight-asian="bold" style:font-weight-complex="bold"/>
    </style:style>
    <style:style style:name="T4"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ffb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2" table:default-cell-style-name="ce29"/>
        <table:table-column table:style-name="co3" table:default-cell-style-name="ce29"/>
        <table:table-column table:style-name="co4" table:number-columns-repeated="1020" table:default-cell-style-name="ce29"/>
        <table:table-row table:style-name="ro1">
          <table:table-cell table:style-name="ce25" office:value-type="string" calcext:value-type="string">
            <text:p><text:a xlink:href="https://w3c.github.io/wot-thing-description/index.html#td-vocabulary" xlink:type="simple">td-vocabulary</text:a></text:p>
          </table:table-cell>
          <table:table-cell table:style-name="ce30"/>
          <table:table-cell table:style-name="ce35" office:value-type="string" calcext:value-type="string">
            <text:p>Syntax</text:p>
          </table:table-cell>
          <table:table-cell table:style-name="ce35" office:value-type="string" calcext:value-type="string">
            <text:p>All vocabulary restrictions noted in tables in Section , , and MUST be followed, including mandatory item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thing" xlink:type="simple">td-op-for-thing</text:a></text:p>
          </table:table-cell>
          <table:table-cell table:style-name="ce31"/>
          <table:table-cell table:style-name="ce36"/>
          <table:table-cell table:style-name="ce35"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nique-identifiers" xlink:type="simple">td-unique-identifiers</text:a></text:p>
          </table:table-cell>
          <table:table-cell table:style-name="ce30"/>
          <table:table-cell table:style-name="ce35" office:value-type="string" calcext:value-type="string">
            <text:p>Syntax</text:p>
          </table:table-cell>
          <table:table-cell table:style-name="ce35" office:value-type="string" calcext:value-type="string">
            <text:p>Each instance of a Property, Action, and Event class MUST have an identifier that is unique within the context of a Thing Description documen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property" xlink:type="simple">td-op-for-property</text:a></text:p>
          </table:table-cell>
          <table:table-cell table:style-name="ce31"/>
          <table:table-cell table:style-name="ce36"/>
          <table:table-cell table:style-name="ce35" office:value-type="string" calcext:value-type="string">
            <text:p>When a forms term member is present in a Property instance, the value(s) of op in the forms MUST be one of readproperty, writeproperty or observeproperty.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action" xlink:type="simple">td-op-for-action</text:a></text:p>
          </table:table-cell>
          <table:table-cell table:style-name="ce31"/>
          <table:table-cell table:style-name="ce36"/>
          <table:table-cell table:style-name="ce35" office:value-type="string" calcext:value-type="string">
            <text:p>When a forms term member is present in an Action instance, the value(s) of op in the forms MUST be invokeaction.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event" xlink:type="simple">td-op-for-event</text:a></text:p>
          </table:table-cell>
          <table:table-cell table:style-name="ce31"/>
          <table:table-cell table:style-name="ce36"/>
          <table:table-cell table:style-name="ce35" office:value-type="string" calcext:value-type="string">
            <text:p>When a forms term member is present in an Event instance, the value(s) of op in the forms MUST be one of subscribeevent or unsubscribeeven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tring-type" xlink:type="simple">td-string-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s string and anyURI MUST be serialized as JSON string.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integer-type" xlink:type="simple">td-integ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unsignedInt MUST be serialized as JSON integ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number-type" xlink:type="simple">td-numb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double MUST be serialized as JSON numb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serializiation-default-values" xlink:type="simple">td-serializiation-default-values</text:a></text:p>
          </table:table-cell>
          <table:table-cell table:style-name="ce31"/>
          <table:table-cell table:style-name="ce36"/>
          <table:table-cell table:style-name="ce35" office:value-type="string" calcext:value-type="string">
            <text:p>For JSON-based Thing Description serialization, the following default values MUST be assumed: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imple-form" xlink:type="simple">td-simple-form</text:a></text:p>
          </table:table-cell>
          <table:table-cell table:style-name="ce31"/>
          <table:table-cell table:style-name="ce36"/>
          <table:table-cell table:style-name="ce35" office:value-type="string" calcext:value-type="string">
            <text:p>A Thing Description instance serialization MAY omit one ore more vocabulary terms that are mandatory () AND have default values based on the table abov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jsonld-keywords" xlink:type="simple">td-jsonld-keywords</text:a></text:p>
          </table:table-cell>
          <table:table-cell table:style-name="ce32" office:value-type="string" calcext:value-type="string">
            <text:p>@context</text:p>
            <text:p>@type</text:p>
          </table:table-cell>
          <table:table-cell table:style-name="ce35" office:value-type="string" calcext:value-type="string">
            <text:p>Syntax</text:p>
          </table:table-cell>
          <table:table-cell table:style-name="ce35"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t-type" xlink:type="simple">td-at-type</text:a></text:p>
          </table:table-cell>
          <table:table-cell table:style-name="ce31"/>
          <table:table-cell table:style-name="ce36"/>
          <table:table-cell table:style-name="ce35" office:value-type="string" calcext:value-type="string">
            <text:p>In the case of @type usage in the Thing Description instance, the @type MUST be serialized as JSON String or as JSON array of strings when multiple values are assigned to @typ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context" xlink:type="simple">td-context</text:a></text:p>
          </table:table-cell>
          <table:table-cell table:style-name="ce30"/>
          <table:table-cell table:style-name="ce35" office:value-type="string" calcext:value-type="string">
            <text:p>Syntax</text:p>
          </table:table-cell>
          <table:table-cell table:style-name="ce35" office:value-type="string" calcext:value-type="string">
            <text:p>The root object of a Thing Description instance MAY include the @context name known from JSON-LD with the value URI of the Thing description context file http://www.w3.org/ns/td.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dditional-contexts" xlink:type="simple">td-additional-contexts</text:a></text:p>
          </table:table-cell>
          <table:table-cell table:style-name="ce30"/>
          <table:table-cell table:style-name="ce35" office:value-type="string" calcext:value-type="string">
            <text:p>Syntax</text:p>
          </table:table-cell>
          <table:table-cell table:style-name="ce35" office:value-type="string" calcext:value-type="string">
            <text:p>When a single Thing Description instance involves several contexts, additional namespaces with prefixes MUST be appended to the @context array structur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context-toplevel" xlink:type="simple">td-context-toplevel</text:a></text:p>
          </table:table-cell>
          <table:table-cell table:style-name="ce30"/>
          <table:table-cell table:style-name="ce35" office:value-type="string" calcext:value-type="string">
            <text:p>Syntax</text:p>
          </table:table-cell>
          <table:table-cell table:style-name="ce35" office:value-type="string" calcext:value-type="string">
            <text:p>Each mandatory and optional member name as defined in the class Thing MUST be serialized as a JSON name in the root object of the Thing Description instanc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bjects" xlink:type="simple">td-objects</text:a></text:p>
          </table:table-cell>
          <table:table-cell table:style-name="ce32" office:value-type="string" calcext:value-type="string">
            <text:p>properties</text:p>
            <text:p>Actions</text:p>
            <text:p>Events</text:p>
            <text:p>Version</text:p>
            <text:p>SecurityDefinitions</text:p>
          </table:table-cell>
          <table:table-cell table:style-name="ce35" office:value-type="string" calcext:value-type="string">
            <text:p>Syntax</text:p>
          </table:table-cell>
          <table:table-cell table:style-name="ce35" office:value-type="string" calcext:value-type="string">
            <text:p>The type of the members properties, actions, events, version, and securityDefinitions MUST be a JSON objec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rrays" xlink:type="simple">td-arrays</text:a></text:p>
          </table:table-cell>
          <table:table-cell table:style-name="ce32" office:value-type="string" calcext:value-type="string">
            <text:p>link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links, scopes, and security MUST be a JSON array.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properties" xlink:type="simple">td-propertie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Properties (and sub-properties) offered by a Thing MUST be collected in the JSON-object based properties member with (unique) Property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2">
          <table:table-cell table:style-name="ce25" office:value-type="string" calcext:value-type="string">
            <text:p><text:a xlink:href="https://w3c.github.io/wot-thing-description/index.html#td-property-names" xlink:type="simple">td-property-names</text:a></text:p>
          </table:table-cell>
          <table:table-cell table:style-name="ce33" office:value-type="string" calcext:value-type="string">
            <text:p><text:span text:style-name="T4">type</text:span></text:p>
            <text:p><text:span text:style-name="T4">Properties</text:span></text:p>
            <text:p><text:span text:style-name="T4">Items</text:span></text:p>
            <text:p><text:span text:style-name="T4">OneOf</text:span></text:p>
            <text:p><text:span text:style-name="T4">Required</text:span></text:p>
            <text:p><text:span text:style-name="T4">ReadOnly</text:span></text:p>
            <text:p><text:span text:style-name="T4">WriteOnly</text:span></text:p>
            <text:p><text:span text:style-name="T4">MinItems</text:span></text:p>
            <text:p><text:span text:style-name="T4">MaxItems</text:span></text:p>
            <text:p><text:span text:style-name="T4">Enum</text:span></text:p>
            <text:p><text:span text:style-name="T4">Minimum-1</text:span></text:p>
            <text:p><text:span text:style-name="T4">maximum-1</text:span></text:p>
            <text:p><text:span text:style-name="T4">Minimum-2</text:span></text:p>
            <text:p><text:span text:style-name="T4">Maximum-2</text:span></text:p>
            <text:p><text:span text:style-name="T4">Description</text:span></text:p>
            <text:p><text:span text:style-name="T4">Descriptions</text:span></text:p>
            <text:p><text:span text:style-name="T4">Title</text:span></text:p>
            <text:p><text:span text:style-name="T4">Titles</text:span></text:p>
            <text:p><text:span text:style-name="T4">Const</text:span></text:p>
            <text:p><text:span text:style-name="T4">Unit</text:span></text:p>
            <text:p><text:span text:style-name="T4">Scopes</text:span></text:p>
            <text:p><text:span text:style-name="T4">UriVariables</text:span></text:p>
            <text:p><text:span text:style-name="T4">Titles</text:span></text:p>
            <text:p><text:span text:style-name="T4">Title</text:span></text:p>
            <text:p><text:span text:style-name="T4">Forms</text:span></text:p>
            <text:p><text:span text:style-name="T4">Security</text:span></text:p>
            <text:p><text:span text:style-name="T4">Observable</text:span></text:p>
          </table:table-cell>
          <table:table-cell table:style-name="ce35" office:value-type="string" calcext:value-type="string">
            <text:p>Syntax</text:p>
          </table:table-cell>
          <table:table-cell table:style-name="ce35"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property-arrays" xlink:type="simple">td-property-arrays</text:a></text:p>
          </table:table-cell>
          <table:table-cell table:style-name="ce34" office:value-type="string" calcext:value-type="string">
            <text:p>form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s" xlink:type="simple">td-actions</text:a></text:p>
          </table:table-cell>
          <table:table-cell table:style-name="ce25"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Actions offered by a Thing MUST be collected in the JSON-object based actions member with (unique) Action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names" xlink:type="simple">td-action-names</text:a></text:p>
          </table:table-cell>
          <table:table-cell table:style-name="ce31"/>
          <table:table-cell table:style-name="ce35" office:value-type="string" calcext:value-type="string">
            <text:p>Syntax</text:p>
          </table:table-cell>
          <table:table-cell table:style-name="ce35" office:value-type="string" calcext:value-type="string">
            <text:p>Each optional vocabulary term as defined in the class Action and its superclass InteractionPattern MUST be serialized as a JSON name within an Acti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objects" xlink:type="simple">td-action-object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input and output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arrays" xlink:type="simple">td-action-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s" xlink:type="simple">td-event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Events offered by a Thing MUST be collected in the JSON-object based events member with (unique) Event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names" xlink:type="simple">td-event-names</text:a></text:p>
          </table:table-cell>
          <table:table-cell table:style-name="ce31"/>
          <table:table-cell table:style-name="ce35" office:value-type="string" calcext:value-type="string">
            <text:p>Syntax</text:p>
          </table:table-cell>
          <table:table-cell table:style-name="ce35"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objects" xlink:type="simple">td-event-object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subscription, data, and cancellation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arrays" xlink:type="simple">td-event-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forms" xlink:type="simple">td-form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Form,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7" office:value-type="string" calcext:value-type="string">
            <text:p><text:a xlink:href="https://w3c.github.io/wot-thing-description/index.html#td-event-response-arrays" xlink:type="simple">td-event-response-arrays</text:a></text:p>
          </table:table-cell>
          <table:table-cell table:style-name="ce31"/>
          <table:table-cell table:style-name="ce35" office:value-type="string" calcext:value-type="string">
            <text:p>Syntax</text:p>
          </table:table-cell>
          <table:table-cell table:style-name="ce35" office:value-type="string" calcext:value-type="string">
            <text:p>If required, the type of the member response MUST be serialized as a JSON array. </text:p>
          </table:table-cell>
          <table:table-cell table:style-name="ce35"/>
          <table:table-cell table:style-name="ce36" table:number-columns-repeated="4"/>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form-protocolbindings" xlink:type="simple">td-form-protocolbindings</text:a></text:p>
          </table:table-cell>
          <table:table-cell table:style-name="ce31"/>
          <table:table-cell table:style-name="ce35" office:value-type="string" calcext:value-type="string">
            <text:p>Syntax</text:p>
          </table:table-cell>
          <table:table-cell table:style-name="ce35" office:value-type="string" calcext:value-type="string">
            <text:p>If required, forms MAY be supplemented with protocol-specific vocabulary terms identified with a prefix.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uriVariables-names" xlink:type="simple">td-uriVariables-names</text:a></text:p>
          </table:table-cell>
          <table:table-cell table:style-name="ce31"/>
          <table:table-cell table:style-name="ce36"/>
          <table:table-cell table:style-name="ce35" office:value-type="string" calcext:value-type="string">
            <text:p>In such a case these variables in the URI MUST be collected in the JSON-object based uriVariables member with the associated (unique) variables names as JSON nam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riVariables-dataschema" xlink:type="simple">td-uriVariables-dataschema</text:a></text:p>
          </table:table-cell>
          <table:table-cell table:style-name="ce31"/>
          <table:table-cell table:style-name="ce36"/>
          <table:table-cell table:style-name="ce35" office:value-type="string" calcext:value-type="string">
            <text:p>Each defined JSON name of the uriVariables collection MUST rely on the the class DataSchema.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forms-response" xlink:type="simple">td-forms-response</text:a></text:p>
          </table:table-cell>
          <table:table-cell table:style-name="ce31"/>
          <table:table-cell table:style-name="ce35" office:value-type="string" calcext:value-type="string">
            <text:p>Syntax</text:p>
          </table:table-cell>
          <table:table-cell table:style-name="ce35" office:value-type="string" calcext:value-type="string">
            <text:p>If the response member is used in forms, it MUST contain the contentType as defined in class ExpectedRespons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links" xlink:type="simple">td-link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Link,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security-schemes" xlink:type="simple">td-security-schemes</text:a></text:p>
          </table:table-cell>
          <table:table-cell table:style-name="ce31"/>
          <table:table-cell table:style-name="ce36"/>
          <table:table-cell table:style-name="ce35" office:value-type="string" calcext:value-type="string">
            <text:p>Each mandatory and optional vocabulary term as defined in the class SecurityScheme, MUST be serialized as a JSON nam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ecurity-mandatory" xlink:type="simple">td-security-mandatory</text:a></text:p>
          </table:table-cell>
          <table:table-cell table:style-name="ce31"/>
          <table:table-cell table:style-name="ce35" office:value-type="string" calcext:value-type="string">
            <text:p>Security</text:p>
          </table:table-cell>
          <table:table-cell table:style-name="ce35" office:value-type="string" calcext:value-type="string">
            <text:p>Every Thing MUST have at least one security scheme specified at the top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security-overrides" xlink:type="simple">td-security-overrides</text:a></text:p>
          </table:table-cell>
          <table:table-cell table:style-name="ce33" office:value-type="string" calcext:value-type="string">
            <text:p>interaction</text:p>
            <text:p>Form</text:p>
          </table:table-cell>
          <table:table-cell table:style-name="ce35" office:value-type="string" calcext:value-type="string">
            <text:p>Security</text:p>
          </table:table-cell>
          <table:table-cell table:style-name="ce35"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binding" xlink:type="simple">td-security-binding</text:a></text:p>
          </table:table-cell>
          <table:table-cell table:style-name="ce31"/>
          <table:table-cell table:style-name="ce35" office:value-type="string" calcext:value-type="string">
            <text:p>Security</text:p>
          </table:table-cell>
          <table:table-cell table:style-name="ce35" office:value-type="string" calcext:value-type="string">
            <text:p>If a Thing requires a specific access mechanism for a resource, that mechanism MUST be specified in the Thing Description's security scheme configuration for that resource.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no-extras" xlink:type="simple">td-security-no-extras</text:a></text:p>
          </table:table-cell>
          <table:table-cell table:style-name="ce31"/>
          <table:table-cell table:style-name="ce35" office:value-type="string" calcext:value-type="string">
            <text:p>Security</text:p>
          </table:table-cell>
          <table:table-cell table:style-name="ce35"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 xlink:type="simple">td-version</text:a></text:p>
          </table:table-cell>
          <table:table-cell table:style-name="ce30"/>
          <table:table-cell table:style-name="ce35" office:value-type="string" calcext:value-type="string">
            <text:p>Syntax</text:p>
          </table:table-cell>
          <table:table-cell table:style-name="ce35" office:value-type="string" calcext:value-type="string">
            <text:p>The mandatory vocabulary term as defined in the class Versioning,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container" xlink:type="simple">td-version-container</text:a></text:p>
          </table:table-cell>
          <table:table-cell table:style-name="ce31"/>
          <table:table-cell table:style-name="ce36"/>
          <table:table-cell table:style-name="ce35" office:value-type="string" calcext:value-type="string">
            <text:p>The version container MAY be used to provide additional application and/or device specific version information based on terms from non-TD namespaces. </text:p>
          </table:table-cell>
          <table:table-cell table:style-name="ce35"/>
          <table:table-cell table:style-name="ce36" table:number-columns-repeated="6"/>
          <table:table-cell table:number-columns-repeated="1013"/>
        </table:table-row>
        <table:table-row table:style-name="ro3">
          <table:table-cell table:style-name="ce25" office:value-type="string" calcext:value-type="string">
            <text:p><text:a xlink:href="https://w3c.github.io/wot-thing-description/index.html#td-data-schema" xlink:type="simple">td-data-schema</text:a></text:p>
          </table:table-cell>
          <table:table-cell table:style-name="ce33" office:value-type="string" calcext:value-type="string">
            <text:p>type</text:p>
            <text:p>Properties</text:p>
            <text:p>Items</text:p>
            <text:p>OneOf</text:p>
            <text:p>Required</text:p>
            <text:p>ReadOnly</text:p>
            <text:p>WriteOnly</text:p>
            <text:p>MinItems</text:p>
            <text:p>MaxItems</text:p>
            <text:p>Enum</text:p>
            <text:p>Minimum-1</text:p>
            <text:p><text:span text:style-name="T4">maximum-1</text:span></text:p>
            <text:p><text:span text:style-name="T4">Minimum-2</text:span></text:p>
            <text:p><text:span text:style-name="T4">Maximum-2</text:span></text:p>
            <text:p><text:span text:style-name="T4">Description</text:span></text:p>
            <text:p><text:span text:style-name="T4">Descriptions</text:span></text:p>
            <text:p><text:span text:style-name="T4">Title</text:span></text:p>
            <text:p><text:span text:style-name="T4">Titles</text:span></text:p>
            <text:p><text:span text:style-name="T4">Const</text:span></text:p>
            <text:p><text:span text:style-name="T4">Unit</text:span></text:p>
          </table:table-cell>
          <table:table-cell table:style-name="ce36"/>
          <table:table-cell table:style-name="ce35" office:value-type="string" calcext:value-type="string">
            <text:p>Each mandatory and optional vocabulary term as defined in the class DataSchema, MUST be serialized as a JSON name. </text:p>
          </table:table-cell>
          <table:table-cell table:style-name="ce35"/>
          <table:table-cell table:style-name="ce36" table:number-columns-repeated="6"/>
          <table:table-cell table:number-columns-repeated="1013"/>
        </table:table-row>
        <table:table-row table:style-name="ro1">
          <table:table-cell table:style-name="ce27" office:value-type="string" calcext:value-type="string">
            <text:p><text:a xlink:href="https://w3c.github.io/wot-thing-description/index.html#td-data-schema-objects" xlink:type="simple">td-data-schema-objects</text:a></text:p>
          </table:table-cell>
          <table:table-cell table:style-name="ce31" office:value-type="string" calcext:value-type="string">
            <text:p>properties</text:p>
            <text:p>Items</text:p>
          </table:table-cell>
          <table:table-cell table:style-name="ce36"/>
          <table:table-cell table:style-name="ce35" office:value-type="string" calcext:value-type="string">
            <text:p>The type of the members properties and <text:span text:style-name="T5">items</text:span> MUST be serialized as a JSON objec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data-schema-arrays" xlink:type="simple">td-data-schema-arrays</text:a></text:p>
          </table:table-cell>
          <table:table-cell table:style-name="ce33" office:value-type="string" calcext:value-type="string">
            <text:p>enum</text:p>
            <text:p>Required</text:p>
            <text:p>OneOf</text:p>
          </table:table-cell>
          <table:table-cell table:style-name="ce36"/>
          <table:table-cell table:style-name="ce35" office:value-type="string" calcext:value-type="string">
            <text:p>The type of the member enum, required, and oneOf MUST be serialized as a JSON array. </text:p>
          </table:table-cell>
          <table:table-cell table:style-name="ce35"/>
          <table:table-cell table:style-name="ce36" table:number-columns-repeated="6"/>
          <table:table-cell table:number-columns-repeated="1013"/>
        </table:table-row>
        <table:table-row table:style-name="ro1">
          <table:table-cell table:style-name="ce26" office:value-type="string" calcext:value-type="string">
            <text:p><text:a xlink:href="https://w3c.github.io/wot-thing-description/index.html#td-multi-languages" xlink:type="simple">td-multi-languages</text:a></text:p>
          </table:table-cell>
          <table:table-cell table:style-name="ce33" office:value-type="string" calcext:value-type="string">
            <text:p>descriptions</text:p>
            <text:p>Titles</text:p>
          </table:table-cell>
          <table:table-cell table:style-name="ce36"/>
          <table:table-cell table:style-name="ce35"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title-description" xlink:type="simple">td-title-description</text:a></text:p>
          </table:table-cell>
          <table:table-cell table:style-name="ce33" office:value-type="string" calcext:value-type="string">
            <text:p>titles</text:p>
            <text:p>Descriptions</text:p>
          </table:table-cell>
          <table:table-cell table:style-name="ce36"/>
          <table:table-cell table:style-name="ce35" office:value-type="string" calcext:value-type="string">
            <text:p>If title and titles description and descriptions are defined <text:span text:style-name="T3">at the same time</text:span> at the JSON level, title and description MAY be seen as default text.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media-type" xlink:type="simple">td-media-type</text:a></text:p>
          </table:table-cell>
          <table:table-cell table:style-name="ce31"/>
          <table:table-cell table:style-name="ce35" office:value-type="string" calcext:value-type="string">
            <text:p>Syntax</text:p>
          </table:table-cell>
          <table:table-cell table:style-name="ce35" office:value-type="string" calcext:value-type="string">
            <text:p>The media type application/td+json MUST be also associated with the JSON-LD context http://www.w3.org/ns/td.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readOnly-observable-writeOnly-default" xlink:type="simple">td-readOnly-observable-writeOnly-default</text:a></text:p>
          </table:table-cell>
          <table:table-cell table:style-name="ce31"/>
          <table:table-cell table:style-name="ce36"/>
          <table:table-cell table:style-name="ce35" office:value-type="string" calcext:value-type="string">
            <text:p>If the name terms readOnly, writeOnly, and/or observable are not present within a properties interaction definition, the default value defined in MUST be assumed.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readOnly-observable-default" xlink:type="simple">td-readOnly-observable-default</text:a></text:p>
          </table:table-cell>
          <table:table-cell table:style-name="ce31"/>
          <table:table-cell table:style-name="ce35" office:value-type="string" calcext:value-type="string">
            <text:p>Syntax</text:p>
          </table:table-cell>
          <table:table-cell table:style-name="ce35" office:value-type="string" calcext:value-type="string">
            <text:p>If the name terms idempotent and/or safe are not present within an actions interaction definition, the default value defined in MUST be assumed. </text:p>
          </table:table-cell>
          <table:table-cell table:style-name="ce35" table:number-columns-repeated="2"/>
          <table:table-cell table:style-name="ce36"/>
          <table:table-cell table:style-name="ce35" table:number-columns-repeated="2"/>
          <table:table-cell table:style-name="ce36"/>
          <table:table-cell table:style-name="ce35"/>
          <table:table-cell table:number-columns-repeated="1013"/>
        </table:table-row>
        <table:table-row table:style-name="ro1">
          <table:table-cell table:style-name="ce28" office:value-type="string" calcext:value-type="string">
            <text:p><text:a xlink:href="https://w3c.github.io/wot-thing-description/index.html#td-content-type-default" xlink:type="simple">td-content-type-default</text:a></text:p>
          </table:table-cell>
          <table:table-cell table:style-name="ce31"/>
          <table:table-cell table:style-name="ce35" office:value-type="string" calcext:value-type="string">
            <text:p>Syntax</text:p>
          </table:table-cell>
          <table:table-cell table:style-name="ce35" office:value-type="string" calcext:value-type="string">
            <text:p>If the contentType name term is not present within a forms definition, the default value as defined in MUST be assumed. </text:p>
          </table:table-cell>
          <table:table-cell table:style-name="ce35"/>
          <table:table-cell table:style-name="ce36" table:number-columns-repeated="2"/>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name-1" xlink:type="simple">td-vocab-name-1</text:a></text:p>
          </table:table-cell>
          <table:table-cell table:style-name="ce31"/>
          <table:table-cell table:style-name="ce36"/>
          <table:table-cell table:style-name="ce35" office:value-type="string" calcext:value-type="string">
            <text:p>name: Name of the Thing.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name-2" xlink:type="simple">td-vocab-name-2</text:a></text:p>
          </table:table-cell>
          <table:table-cell table:style-name="ce31"/>
          <table:table-cell table:style-name="ce36"/>
          <table:table-cell table:style-name="ce35" office:value-type="string" calcext:value-type="string">
            <text:p>name: Name for query, header, or cookie parameters.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1" xlink:type="simple">td-vocab-forms-1</text:a></text:p>
          </table:table-cell>
          <table:table-cell table:style-name="ce31"/>
          <table:table-cell table:style-name="ce36"/>
          <table:table-cell table:style-name="ce35"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2" xlink:type="simple">td-vocab-forms-2</text:a></text:p>
          </table:table-cell>
          <table:table-cell table:style-name="ce31"/>
          <table:table-cell table:style-name="ce36"/>
          <table:table-cell table:style-name="ce35" office:value-type="string" calcext:value-type="string">
            <text:p>forms: Indicates one or more endpoints at which operation(s) on this resource are accessible. MUST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actions" xlink:type="simple">td-vocab-actions</text:a></text:p>
          </table:table-cell>
          <table:table-cell table:style-name="ce31"/>
          <table:table-cell table:style-name="ce35" office:value-type="string" calcext:value-type="string">
            <text:p>Vocabulary</text:p>
          </table:table-cell>
          <table:table-cell table:style-name="ce35" office:value-type="string" calcext:value-type="string">
            <text:p>actions: All Action-based interaction patterns of the Thing. MAY be included. Type: Action.</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version" xlink:type="simple">td-vocab-version</text:a></text:p>
          </table:table-cell>
          <table:table-cell table:style-name="ce31"/>
          <table:table-cell table:style-name="ce35" office:value-type="string" calcext:value-type="string">
            <text:p>Vocabulary</text:p>
          </table:table-cell>
          <table:table-cell table:style-name="ce35" office:value-type="string" calcext:value-type="string">
            <text:p>version: Provides version information. MAY be included. Type: Version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links" xlink:type="simple">td-vocab-links</text:a></text:p>
          </table:table-cell>
          <table:table-cell table:style-name="ce31"/>
          <table:table-cell table:style-name="ce35" office:value-type="string" calcext:value-type="string">
            <text:p>Vocabulary</text:p>
          </table:table-cell>
          <table:table-cell table:style-name="ce35" office:value-type="string" calcext:value-type="string">
            <text:p>links: Provides Web links to arbitrary resources that relate to the specified Thing Description. MAY be included. Type: array of Link.</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pport" xlink:type="simple">td-vocab-support</text:a></text:p>
          </table:table-cell>
          <table:table-cell table:style-name="ce31"/>
          <table:table-cell table:style-name="ce35" office:value-type="string" calcext:value-type="string">
            <text:p>Vocabulary</text:p>
          </table:table-cell>
          <table:table-cell table:style-name="ce35" office:value-type="string" calcext:value-type="string">
            <text:p>support: Provides information about the TD maintainer (e.g., author, link or telephone number to get support, etc).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 xlink:type="simple">td-vocab-description</text:a></text:p>
          </table:table-cell>
          <table:table-cell table:style-name="ce31"/>
          <table:table-cell table:style-name="ce35" office:value-type="string" calcext:value-type="string">
            <text:p>Vocabulary</text:p>
          </table:table-cell>
          <table:table-cell table:style-name="ce35" office:value-type="string" calcext:value-type="string">
            <text:p>description: Provides additional (human-readable) information based on a default language.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ecurity-1" xlink:type="simple">td-vocab-security-1</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2" xlink:type="simple">td-vocab-security-2</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d-vocab-security-3</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lastModified" xlink:type="simple">td-vocab-lastModified</text:a></text:p>
          </table:table-cell>
          <table:table-cell table:style-name="ce31"/>
          <table:table-cell table:style-name="ce35" office:value-type="string" calcext:value-type="string">
            <text:p>Vocabulary</text:p>
          </table:table-cell>
          <table:table-cell table:style-name="ce35" office:value-type="string" calcext:value-type="string">
            <text:p>lastModified: Provides information when the TD instance was last modifi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s" xlink:type="simple">td-vocab-descriptions</text:a></text:p>
          </table:table-cell>
          <table:table-cell table:style-name="ce31"/>
          <table:table-cell table:style-name="ce36"/>
          <table:table-cell table:style-name="ce35" office:value-type="string" calcext:value-type="string">
            <text:p>descriptions: Can be used to support (human-readable) information in different languages.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reated" xlink:type="simple">td-vocab-created</text:a></text:p>
          </table:table-cell>
          <table:table-cell table:style-name="ce31"/>
          <table:table-cell table:style-name="ce35" office:value-type="string" calcext:value-type="string">
            <text:p>Vocabulary</text:p>
          </table:table-cell>
          <table:table-cell table:style-name="ce35" office:value-type="string" calcext:value-type="string">
            <text:p>created: Provides information when the TD instance was creat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events" xlink:type="simple">td-vocab-events</text:a></text:p>
          </table:table-cell>
          <table:table-cell table:style-name="ce31"/>
          <table:table-cell table:style-name="ce35" office:value-type="string" calcext:value-type="string">
            <text:p>Vocabulary</text:p>
          </table:table-cell>
          <table:table-cell table:style-name="ce35" office:value-type="string" calcext:value-type="string">
            <text:p>events: All Event-based interaction patterns of the Thing. MAY be included. Type: Event.</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base" xlink:type="simple">td-vocab-base</text:a></text:p>
          </table:table-cell>
          <table:table-cell table:style-name="ce31"/>
          <table:table-cell table:style-name="ce35" office:value-type="string" calcext:value-type="string">
            <text:p>Vocabulary</text:p>
          </table:table-cell>
          <table:table-cell table:style-name="ce35"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properties-1" xlink:type="simple">td-vocab-properties-1</text:a></text:p>
          </table:table-cell>
          <table:table-cell table:style-name="ce31"/>
          <table:table-cell table:style-name="ce36"/>
          <table:table-cell table:style-name="ce35" office:value-type="string" calcext:value-type="string">
            <text:p>properties: All Property-based interaction patterns of the Thing. MAY be included. Type: Property.</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properties-2" xlink:type="simple">td-vocab-properties-2</text:a></text:p>
          </table:table-cell>
          <table:table-cell table:style-name="ce31"/>
          <table:table-cell table:style-name="ce36"/>
          <table:table-cell table:style-name="ce35" office:value-type="string" calcext:value-type="string">
            <text:p>properties: Data schema nested definitions. MAY be included. Type: DataSchema.</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Definitions" xlink:type="simple">td-vocab-securityDefinitions</text:a></text:p>
          </table:table-cell>
          <table:table-cell table:style-name="ce31"/>
          <table:table-cell table:style-name="ce35" office:value-type="string" calcext:value-type="string">
            <text:p>Vocabulary</text:p>
          </table:table-cell>
          <table:table-cell table:style-name="ce35" office:value-type="string" calcext:value-type="string">
            <text:p>securityDefinitions: Set of named security configurations (definitions only). Not actually applied unless names are used in a security section. MUST be included. Type: SecurityScheme.</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scopes" xlink:type="simple">td-vocab-scopes</text:a></text:p>
          </table:table-cell>
          <table:table-cell table:style-name="ce31"/>
          <table:table-cell table:style-name="ce35" office:value-type="string" calcext:value-type="string">
            <text:p>Vocabulary</text:p>
          </table:table-cell>
          <table:table-cell table:style-name="ce35"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uriVariables" xlink:type="simple">td-vocab-uriVariables</text:a></text:p>
          </table:table-cell>
          <table:table-cell table:style-name="ce31"/>
          <table:table-cell table:style-name="ce35" office:value-type="string" calcext:value-type="string">
            <text:p>Vocabulary</text:p>
          </table:table-cell>
          <table:table-cell table:style-name="ce35" office:value-type="string" calcext:value-type="string">
            <text:p>uriVariables: Define URI template variables as collection based on DataSchema declarations.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itles" xlink:type="simple">td-vocab-titles</text:a></text:p>
          </table:table-cell>
          <table:table-cell table:style-name="ce31"/>
          <table:table-cell table:style-name="ce36"/>
          <table:table-cell table:style-name="ce35" office:value-type="string" calcext:value-type="string">
            <text:p>titles: Provides multi-language human-readable titles (e.g., display a text for UI representation in different languages) of the interaction pattern.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itle" xlink:type="simple">td-vocab-title</text:a></text:p>
          </table:table-cell>
          <table:table-cell table:style-name="ce31"/>
          <table:table-cell table:style-name="ce35" office:value-type="string" calcext:value-type="string">
            <text:p>Vocabulary</text:p>
          </table:table-cell>
          <table:table-cell table:style-name="ce35" office:value-type="string" calcext:value-type="string">
            <text:p>title: Provides a human-readable title (e.g., display a text for UI representation) of the interaction pattern based on a default language. MAY be included. Type: string.</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observable" xlink:type="simple">td-vocab-observable</text:a></text:p>
          </table:table-cell>
          <table:table-cell table:style-name="ce31"/>
          <table:table-cell table:style-name="ce35" office:value-type="string" calcext:value-type="string">
            <text:p>Vocabulary</text:p>
          </table:table-cell>
          <table:table-cell table:style-name="ce35" office:value-type="string" calcext:value-type="string">
            <text:p>observable: Indicates whether a remote servient can subscribe to ("observe") the Property, to receive change notifications or periodic updates (true/false). MUST be included. Type: boolean.</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afe" xlink:type="simple">td-vocab-safe</text:a></text:p>
          </table:table-cell>
          <table:table-cell table:style-name="ce31"/>
          <table:table-cell table:style-name="ce35" office:value-type="string" calcext:value-type="string">
            <text:p>Vocabulary</text:p>
          </table:table-cell>
          <table:table-cell table:style-name="ce35"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utput" xlink:type="simple">td-vocab-output</text:a></text:p>
          </table:table-cell>
          <table:table-cell table:style-name="ce31"/>
          <table:table-cell table:style-name="ce35" office:value-type="string" calcext:value-type="string">
            <text:p>Vocabulary</text:p>
          </table:table-cell>
          <table:table-cell table:style-name="ce35" office:value-type="string" calcext:value-type="string">
            <text:p>output: Used to define the out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dempotent" xlink:type="simple">td-vocab-idempotent</text:a></text:p>
          </table:table-cell>
          <table:table-cell table:style-name="ce31"/>
          <table:table-cell table:style-name="ce35" office:value-type="string" calcext:value-type="string">
            <text:p>Vocabulary</text:p>
          </table:table-cell>
          <table:table-cell table:style-name="ce35"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nput" xlink:type="simple">td-vocab-input</text:a></text:p>
          </table:table-cell>
          <table:table-cell table:style-name="ce31"/>
          <table:table-cell table:style-name="ce35" office:value-type="string" calcext:value-type="string">
            <text:p>Vocabulary</text:p>
          </table:table-cell>
          <table:table-cell table:style-name="ce35" office:value-type="string" calcext:value-type="string">
            <text:p>input: Used to define the in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ancellation" xlink:type="simple">td-vocab-cancellation</text:a></text:p>
          </table:table-cell>
          <table:table-cell table:style-name="ce31"/>
          <table:table-cell table:style-name="ce35" office:value-type="string" calcext:value-type="string">
            <text:p>Vocabulary</text:p>
          </table:table-cell>
          <table:table-cell table:style-name="ce35" office:value-type="string" calcext:value-type="string">
            <text:p>cancellation: Defines any data that needs to be passed to cancel a subscription, e.g., a specific message to remove a Webhook.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ata" xlink:type="simple">td-vocab-data</text:a></text:p>
          </table:table-cell>
          <table:table-cell table:style-name="ce31"/>
          <table:table-cell table:style-name="ce35" office:value-type="string" calcext:value-type="string">
            <text:p>Vocabulary</text:p>
          </table:table-cell>
          <table:table-cell table:style-name="ce35" office:value-type="string" calcext:value-type="string">
            <text:p>data: Defines the data schema of the Event instance messages pushed by the Thing.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scription" xlink:type="simple">td-vocab-subscription</text:a></text:p>
          </table:table-cell>
          <table:table-cell table:style-name="ce31"/>
          <table:table-cell table:style-name="ce35" office:value-type="string" calcext:value-type="string">
            <text:p>Vocabulary</text:p>
          </table:table-cell>
          <table:table-cell table:style-name="ce35" office:value-type="string" calcext:value-type="string">
            <text:p>subscription: Defines data that needs to be passed upon subscription, e.g., filters or message format for setting up Webhooks.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href" xlink:type="simple">td-vocab-href</text:a></text:p>
          </table:table-cell>
          <table:table-cell table:style-name="ce31"/>
          <table:table-cell table:style-name="ce35" office:value-type="string" calcext:value-type="string">
            <text:p>Vocabulary</text:p>
          </table:table-cell>
          <table:table-cell table:style-name="ce35" office:value-type="string" calcext:value-type="string">
            <text:p>href: URI of the endpoint where an interaction pattern is provided. MUST be included. Type: anyURI.</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contentType-1" xlink:type="simple">td-vocab-contentType-1</text:a></text:p>
          </table:table-cell>
          <table:table-cell table:style-name="ce31" office:value-type="string" calcext:value-type="string">
            <text:p>in response</text:p>
          </table:table-cell>
          <table:table-cell table:style-name="ce36"/>
          <table:table-cell table:style-name="ce35" office:value-type="string" calcext:value-type="string">
            <text:p>contentType: Assign a content type based on a media type [[!MEDIATYPES]] (e.g., 'application/json) and (optional) parameters (e.g., 'charset=utf-8').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ontentType-2" xlink:type="simple">td-vocab-contentType-2</text:a></text:p>
          </table:table-cell>
          <table:table-cell table:style-name="ce31" office:value-type="string" calcext:value-type="string">
            <text:p>in form</text:p>
          </table:table-cell>
          <table:table-cell table:style-name="ce36"/>
          <table:table-cell table:style-name="ce35" office:value-type="string" calcext:value-type="string">
            <text:p>contentType: Assign a content type based on a media type [[!MEDIATYPES]] (e.g., 'application/json) and (optional) parameters (e.g., 'charset=utf-8').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sponse" xlink:type="simple">td-vocab-response</text:a></text:p>
          </table:table-cell>
          <table:table-cell table:style-name="ce31"/>
          <table:table-cell table:style-name="ce35" office:value-type="string" calcext:value-type="string">
            <text:p>Vocabulary</text:p>
          </table:table-cell>
          <table:table-cell table:style-name="ce35"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protocol" xlink:type="simple">td-vocab-subprotocol</text:a></text:p>
          </table:table-cell>
          <table:table-cell table:style-name="ce31"/>
          <table:table-cell table:style-name="ce35" office:value-type="string" calcext:value-type="string">
            <text:p>Vocabulary</text:p>
          </table:table-cell>
          <table:table-cell table:style-name="ce35"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p" xlink:type="simple">td-vocab-op</text:a></text:p>
          </table:table-cell>
          <table:table-cell table:style-name="ce31"/>
          <table:table-cell table:style-name="ce35" office:value-type="string" calcext:value-type="string">
            <text:p>Vocabulary</text:p>
          </table:table-cell>
          <table:table-cell table:style-name="ce35"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nchor" xlink:type="simple">td-vocab-anchor</text:a></text:p>
          </table:table-cell>
          <table:table-cell table:style-name="ce31"/>
          <table:table-cell table:style-name="ce35" office:value-type="string" calcext:value-type="string">
            <text:p>Vocabulary</text:p>
          </table:table-cell>
          <table:table-cell table:style-name="ce35"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l" xlink:type="simple">td-vocab-rel</text:a></text:p>
          </table:table-cell>
          <table:table-cell table:style-name="ce31"/>
          <table:table-cell table:style-name="ce35" office:value-type="string" calcext:value-type="string">
            <text:p>Vocabulary</text:p>
          </table:table-cell>
          <table:table-cell table:style-name="ce35" office:value-type="string" calcext:value-type="string">
            <text:p>rel: Indicates the relation to an other Thing.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ype-1" xlink:type="simple">td-vocab-type-1</text:a></text:p>
          </table:table-cell>
          <table:table-cell table:style-name="ce31"/>
          <table:table-cell table:style-name="ce36"/>
          <table:table-cell table:style-name="ce35" office:value-type="string" calcext:value-type="string">
            <text:p>type: Provides a hint indicating what the media type [[!MEDIATYPES]] of the result of dereferencing the link should be.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ype-2" xlink:type="simple">td-vocab-type-2</text:a></text:p>
          </table:table-cell>
          <table:table-cell table:style-name="ce31"/>
          <table:table-cell table:style-name="ce36"/>
          <table:table-cell table:style-name="ce35"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instance" xlink:type="simple">td-vocab-instance</text:a></text:p>
          </table:table-cell>
          <table:table-cell table:style-name="ce31"/>
          <table:table-cell table:style-name="ce35" office:value-type="string" calcext:value-type="string">
            <text:p>Vocabulary</text:p>
          </table:table-cell>
          <table:table-cell table:style-name="ce35" office:value-type="string" calcext:value-type="string">
            <text:p>instance: Provides a version identicator of this TD instance.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onst" xlink:type="simple">td-vocab-const</text:a></text:p>
          </table:table-cell>
          <table:table-cell table:style-name="ce31"/>
          <table:table-cell table:style-name="ce35" office:value-type="string" calcext:value-type="string">
            <text:p>Vocabulary</text:p>
          </table:table-cell>
          <table:table-cell table:style-name="ce35" office:value-type="string" calcext:value-type="string">
            <text:p>const: Provides a constant value. MAY be included. Type: any type.</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neOf" xlink:type="simple">td-vocab-oneOf</text:a></text:p>
          </table:table-cell>
          <table:table-cell table:style-name="ce31"/>
          <table:table-cell table:style-name="ce35" office:value-type="string" calcext:value-type="string">
            <text:p>Vocabulary</text:p>
          </table:table-cell>
          <table:table-cell table:style-name="ce35" office:value-type="string" calcext:value-type="string">
            <text:p>oneOf: Used to ensure that the data is valid against one of the specified schemas in the array. MAY be included. Type: array of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adOnly" xlink:type="simple">td-vocab-readOnly</text:a></text:p>
          </table:table-cell>
          <table:table-cell table:style-name="ce31"/>
          <table:table-cell table:style-name="ce35" office:value-type="string" calcext:value-type="string">
            <text:p>Vocabulary</text:p>
          </table:table-cell>
          <table:table-cell table:style-name="ce35" office:value-type="string" calcext:value-type="string">
            <text:p>readOnly: Boolean value that indicates whether a property interaction / value is read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unit" xlink:type="simple">td-vocab-unit</text:a></text:p>
          </table:table-cell>
          <table:table-cell table:style-name="ce31"/>
          <table:table-cell table:style-name="ce35" office:value-type="string" calcext:value-type="string">
            <text:p>Vocabulary</text:p>
          </table:table-cell>
          <table:table-cell table:style-name="ce35" office:value-type="string" calcext:value-type="string">
            <text:p>unit: Provides unit information that is used, e.g., in international science, engineering, and business.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writeOnly" xlink:type="simple">td-vocab-writeOnly</text:a></text:p>
          </table:table-cell>
          <table:table-cell table:style-name="ce31"/>
          <table:table-cell table:style-name="ce35" office:value-type="string" calcext:value-type="string">
            <text:p>Vocabulary</text:p>
          </table:table-cell>
          <table:table-cell table:style-name="ce35" office:value-type="string" calcext:value-type="string">
            <text:p>writeOnly: Boolean value that indicates whether a property interaction / value is write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enum" xlink:type="simple">td-vocab-enum</text:a></text:p>
          </table:table-cell>
          <table:table-cell table:style-name="ce31"/>
          <table:table-cell table:style-name="ce35" office:value-type="string" calcext:value-type="string">
            <text:p>Vocabulary</text:p>
          </table:table-cell>
          <table:table-cell table:style-name="ce35" office:value-type="string" calcext:value-type="string">
            <text:p>enum: Restricted set of values provided as an array. MAY be included. Type: array of any type.</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inItems" xlink:type="simple">td-vocab-minItems</text:a></text:p>
          </table:table-cell>
          <table:table-cell table:style-name="ce31"/>
          <table:table-cell table:style-name="ce35" office:value-type="string" calcext:value-type="string">
            <text:p>Vocabulary</text:p>
          </table:table-cell>
          <table:table-cell table:style-name="ce35" office:value-type="string" calcext:value-type="string">
            <text:p>minItems: Defines the min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tems" xlink:type="simple">td-vocab-maxItems</text:a></text:p>
          </table:table-cell>
          <table:table-cell table:style-name="ce31"/>
          <table:table-cell table:style-name="ce35" office:value-type="string" calcext:value-type="string">
            <text:p>Vocabulary</text:p>
          </table:table-cell>
          <table:table-cell table:style-name="ce35" office:value-type="string" calcext:value-type="string">
            <text:p>maxItems: Defines the max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tems" xlink:type="simple">td-vocab-items</text:a></text:p>
          </table:table-cell>
          <table:table-cell table:style-name="ce31"/>
          <table:table-cell table:style-name="ce35" office:value-type="string" calcext:value-type="string">
            <text:p>Vocabulary</text:p>
          </table:table-cell>
          <table:table-cell table:style-name="ce35" office:value-type="string" calcext:value-type="string">
            <text:p>items: Used to define the characteristics of an array.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mum-1" xlink:type="simple">td-vocab-maximum-1</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aximum-2" xlink:type="simple">td-vocab-maximum-2</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1" xlink:type="simple">td-vocab-minimum-1</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2" xlink:type="simple">td-vocab-minimum-2</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quired" xlink:type="simple">td-vocab-required</text:a></text:p>
          </table:table-cell>
          <table:table-cell table:style-name="ce31"/>
          <table:table-cell table:style-name="ce35" office:value-type="string" calcext:value-type="string">
            <text:p>Vocabulary</text:p>
          </table:table-cell>
          <table:table-cell table:style-name="ce35" office:value-type="string" calcext:value-type="string">
            <text:p>required: Defines which members of the object type are mandatory.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cheme" xlink:type="simple">td-vocab-scheme</text:a></text:p>
          </table:table-cell>
          <table:table-cell table:style-name="ce31"/>
          <table:table-cell table:style-name="ce35" office:value-type="string" calcext:value-type="string">
            <text:p>Vocabulary</text:p>
          </table:table-cell>
          <table:table-cell table:style-name="ce35" office:value-type="string" calcext:value-type="string">
            <text:p>scheme: Identification of security mechanism being configured. MUST be included. Type: string (one of nosec, basic, cert, digest, bearer, pop, psk, public, oauth2, or apikey).</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proxy" xlink:type="simple">td-vocab-proxy</text:a></text:p>
          </table:table-cell>
          <table:table-cell table:style-name="ce31"/>
          <table:table-cell table:style-name="ce35" office:value-type="string" calcext:value-type="string">
            <text:p>Vocabulary</text:p>
          </table:table-cell>
          <table:table-cell table:style-name="ce35"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n" xlink:type="simple">td-vocab-in</text:a></text:p>
          </table:table-cell>
          <table:table-cell table:style-name="ce31"/>
          <table:table-cell table:style-name="ce35" office:value-type="string" calcext:value-type="string">
            <text:p>Vocabulary</text:p>
          </table:table-cell>
          <table:table-cell table:style-name="ce35" office:value-type="string" calcext:value-type="string">
            <text:p>in: Specifies the location of security authentication information (one of header, query, body, or cooki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qop" xlink:type="simple">td-vocab-qop</text:a></text:p>
          </table:table-cell>
          <table:table-cell table:style-name="ce31"/>
          <table:table-cell table:style-name="ce35" office:value-type="string" calcext:value-type="string">
            <text:p>Vocabulary</text:p>
          </table:table-cell>
          <table:table-cell table:style-name="ce35" office:value-type="string" calcext:value-type="string">
            <text:p>qop: Quality of protection (one of auth or auth-int).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lg" xlink:type="simple">td-vocab-alg</text:a></text:p>
          </table:table-cell>
          <table:table-cell table:style-name="ce31"/>
          <table:table-cell table:style-name="ce35" office:value-type="string" calcext:value-type="string">
            <text:p>Vocabulary</text:p>
          </table:table-cell>
          <table:table-cell table:style-name="ce35" office:value-type="string" calcext:value-type="string">
            <text:p>alg: Encoding, encryption, or digest algorithm (one of MD5, ES256, or ES512-256).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ormat" xlink:type="simple">td-vocab-format</text:a></text:p>
          </table:table-cell>
          <table:table-cell table:style-name="ce31"/>
          <table:table-cell table:style-name="ce35" office:value-type="string" calcext:value-type="string">
            <text:p>Vocabulary</text:p>
          </table:table-cell>
          <table:table-cell table:style-name="ce35" office:value-type="string" calcext:value-type="string">
            <text:p>format: Specifies format of security authentication information (one of jwt, jwe, or jws).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uthorization" xlink:type="simple">td-vocab-authorization</text:a></text:p>
          </table:table-cell>
          <table:table-cell table:style-name="ce31" office:value-type="float" office:value="2" calcext:value-type="float">
            <text:p>2</text:p>
          </table:table-cell>
          <table:table-cell table:style-name="ce35" office:value-type="string" calcext:value-type="string">
            <text:p>Vocabulary</text:p>
          </table:table-cell>
          <table:table-cell table:style-name="ce35" office:value-type="string" calcext:value-type="string">
            <text:p>authorization: URI of the authorization server.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dentity" xlink:type="simple">td-vocab-identity</text:a></text:p>
          </table:table-cell>
          <table:table-cell table:style-name="ce31"/>
          <table:table-cell table:style-name="ce35" office:value-type="string" calcext:value-type="string">
            <text:p>Vocabulary</text:p>
          </table:table-cell>
          <table:table-cell table:style-name="ce35" office:value-type="string" calcext:value-type="string">
            <text:p>identity: Pre-shared key identity.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low" xlink:type="simple">td-vocab-flow</text:a></text:p>
          </table:table-cell>
          <table:table-cell table:style-name="ce31"/>
          <table:table-cell table:style-name="ce35" office:value-type="string" calcext:value-type="string">
            <text:p>Vocabulary</text:p>
          </table:table-cell>
          <table:table-cell table:style-name="ce35" office:value-type="string" calcext:value-type="string">
            <text:p>flow: Authorization flow (one of implicit, password, client, or cod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oken" xlink:type="simple">td-vocab-token</text:a></text:p>
          </table:table-cell>
          <table:table-cell table:style-name="ce31"/>
          <table:table-cell table:style-name="ce35" office:value-type="string" calcext:value-type="string">
            <text:p>Vocabulary</text:p>
          </table:table-cell>
          <table:table-cell table:style-name="ce35" office:value-type="string" calcext:value-type="string">
            <text:p>token: URI of the token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fresh" xlink:type="simple">td-vocab-refresh</text:a></text:p>
          </table:table-cell>
          <table:table-cell table:style-name="ce31"/>
          <table:table-cell table:style-name="ce35" office:value-type="string" calcext:value-type="string">
            <text:p>Vocabulary</text:p>
          </table:table-cell>
          <table:table-cell table:style-name="ce35" office:value-type="string" calcext:value-type="string">
            <text:p>refresh: URI of the refresh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client-data-schema" xlink:type="simple">client-data-schema</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data payloads according to the data schemas given in the target Thing's WoT Thing Description. </text:p>
          </table:table-cell>
          <table:table-cell table:style-name="ce35"/>
          <table:table-cell table:style-name="ce36" table:number-columns-repeated="2"/>
          <table:table-cell table:style-name="ce35"/>
          <table:table-cell table:style-name="ce36" table:number-columns-repeated="2"/>
          <table:table-cell table:style-name="ce35"/>
          <table:table-cell table:number-columns-repeated="1013"/>
        </table:table-row>
        <table:table-row table:style-name="ro1">
          <table:table-cell table:style-name="ce28" office:value-type="string" calcext:value-type="string">
            <text:p><text:a xlink:href="https://w3c.github.io/wot-thing-description/index.html#client-uri-template" xlink:type="simple">client-uri-template</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16:52:50.095640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5T15:48:53.912162705</dc:date>
    <meta:editing-duration>P1DT2H2M5S</meta:editing-duration>
    <meta:editing-cycles>12</meta:editing-cycles>
    <meta:generator>LibreOffice/6.1.4.2$Linux_X86_64 LibreOffice_project/10$Build-2</meta:generator>
    <meta:document-statistic meta:table-count="1" meta:cell-count="347" meta:object-count="0"/>
  </office:meta>
</office:document-meta>
</file>